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4 - Fall Semester 2011-12</text:p>
      <text:p text:style-name="P1"><text:s/>*Problem 2</text:p>
      <text:p text:style-name="P1"><text:s/>*/</text:p>
      <text:p text:style-name="P1"/>
      <text:p text:style-name="P1">/*</text:p>
      <text:p text:style-name="P1"><text:s/>* x -&gt; Returned</text:p>
      <text:p text:style-name="P1"><text:s/>* p -&gt; Begin at this position</text:p>
      <text:p text:style-name="P1"><text:s/>* n -&gt; Set to this number of rightmost bits.</text:p>
      <text:p text:style-name="P1"><text:s/>* k -&gt; Value to be printed</text:p>
      <text:p text:style-name="P1"><text:s/>* ZERO -&gt; Default Value</text:p>
      <text:p text:style-name="P1"><text:s/>*/</text:p>
      <text:p text:style-name="P1"/>
      <text:p text:style-name="P1">#include &lt;stdio.h&gt;</text:p>
      <text:p text:style-name="P1"/>
      <text:p text:style-name="P1">#define ZERO 0</text:p>
      <text:p text:style-name="P1"/>
      <text:p text:style-name="P1">main()</text:p>
      <text:p text:style-name="P1">{</text:p>
      <text:p text:style-name="P1"><text:s text:c="2"/>int x, p, n, k;</text:p>
      <text:p text:style-name="P1"><text:s text:c="2"/>x = p = n = k = ZERO;</text:p>
      <text:p text:style-name="P1"><text:s text:c="2"/></text:p>
      <text:p text:style-name="P1"><text:s text:c="2"/>printf("What value for x would you like? ");</text:p>
      <text:p text:style-name="P1"><text:s text:c="2"/>scanf("%x", &amp;x);</text:p>
      <text:p text:style-name="P1"><text:s text:c="2"/>printf("\nWhat value for p would you like? ");</text:p>
      <text:p text:style-name="P1"><text:s text:c="2"/>scanf("%d", &amp;p);</text:p>
      <text:p text:style-name="P1"><text:s text:c="2"/>printf("\nWhat value for n would you like? ");</text:p>
      <text:p text:style-name="P1"><text:s text:c="2"/>scanf("%d", &amp;n);</text:p>
      <text:p text:style-name="P1"/>
      <text:p text:style-name="P1"><text:s text:c="2"/>k = invert(x, p, n);</text:p>
      <text:p text:style-name="P1"/>
      <text:p text:style-name="P1"><text:s text:c="2"/>printf("\ninvert(%x, %x, %d) = %x\n", x, p, n, k);</text:p>
      <text:p text:style-name="P1">}</text:p>
      <text:p text:style-name="P1"/>
      <text:p text:style-name="P1">invert(int x, int p, int n)</text:p>
      <text:p text:style-name="P1">{</text:p>
      <text:p text:style-name="P1"><text:s text:c="2"/>return x^(~(~0 &lt;&lt; n) &lt;&lt; p);</text:p>
      <text:p text:style-name="P1">}</text:p>
      <text:p text:style-name="Horizontal_20_Line"/>
      <text:p text:style-name="P1">INPUT</text:p>
      <text:p text:style-name="P1">ff 3 4</text:p>
      <text:p text:style-name="P1">ffffffff 16 14</text:p>
      <text:p text:style-name="P1">1001101 9 4</text:p>
      <text:p text:style-name="P1">ab01cde2 <text:s/>12 <text:s/>6</text:p>
      <text:p text:style-name="P1">1234567 3 4</text:p>
      <text:p text:style-name="Horizontal_20_Line"/>
      <text:p text:style-name="P1"><text:soft-page-break/>OUTPUT</text:p>
      <text:p text:style-name="P1">invert(ff, 3, 4) = 87</text:p>
      <text:p text:style-name="P1">invert(ffffffff, 10, 14) = c000ffff</text:p>
      <text:p text:style-name="P1">invert(1001101, 9, 4) = 1000f01</text:p>
      <text:p text:style-name="P1">invert(ab01cde2, 12, 6) = abfdcde2</text:p>
      <text:p text:style-name="P1">invert(1234567, 3, 4) = 123451f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25T16:38:45</meta:creation-date>
    <dc:date>2011-11-01T10:51:05</dc:date>
    <dc:creator>Braden Licastro</dc:creator>
    <meta:editing-duration>PT00H17M1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45" meta:word-count="172" meta:character-count="868"/>
  </office:meta>
</office:document-meta>
</file>